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BlinkMacSystemFont" svg:font-family="BlinkMacSystemFont, apple-system, 'Segoe UI', Roboto, Helvetica, Arial, sans-serif"/>
    <style:font-face style:name="Georgia" svg:font-family="Georgia, 'Times New Roman', serif"/>
    <style:font-face style:name="OpenSymbol" svg:font-family="OpenSymbol"/>
    <style:font-face style:name="Roboto" svg:font-family="Roboto, Helvetica, Arial, sans-serif"/>
    <style:font-face style:name="Tahoma1" svg:font-family="Tahoma"/>
    <style:font-face style:name="Verdana" svg:font-family="Verdana, Arial, Helvetica, sans-serif"/>
    <style:font-face style:name="arial" svg:font-family="arial, sans-serif"/>
    <style:font-face style:name="system" svg:font-family="system, apple-system, BlinkMacSystemFont, .SFNSDisplay-Regular, Roboto, sans-serif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1">
      <style:text-properties style:font-name="Times New Roman"/>
    </style:style>
    <style:style style:name="P2" style:family="paragraph" style:parent-style-name="Standard" style:list-style-name="L9"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ize-complex="14pt"/>
    </style:style>
    <style:style style:name="P3" style:family="paragraph" style:parent-style-name="Standard" style:list-style-name="L11"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ize-complex="14pt"/>
    </style:style>
    <style:style style:name="P4" style:family="paragraph" style:parent-style-name="Standard" style:list-style-name="L11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5" style:family="paragraph" style:parent-style-name="Standard" style:list-style-name="L11">
      <style:text-properties fo:font-variant="normal" fo:text-transform="none" fo:color="#000000" style:font-name="Times New Roman" fo:font-size="14pt" fo:letter-spacing="normal" fo:language="en" fo:country="US" fo:font-style="normal" fo:font-weight="normal" style:font-size-asian="14pt" style:font-size-complex="14pt"/>
    </style:style>
    <style:style style:name="P6" style:family="paragraph" style:parent-style-name="Standard" style:list-style-name="L6">
      <style:text-properties fo:font-variant="normal" fo:text-transform="none" fo:color="#000000" style:font-name="Times New Roman" fo:font-size="14pt" fo:font-style="normal" fo:font-weight="normal" style:font-size-asian="14pt" style:font-size-complex="14pt"/>
    </style:style>
    <style:style style:name="P7" style:family="paragraph" style:parent-style-name="Standard" style:list-style-name="L9">
      <style:text-properties fo:font-variant="normal" fo:text-transform="none" fo:color="#000000" style:text-line-through-style="none" style:font-name="Times New Roman" fo:font-size="14pt" fo:language="ru" fo:country="RU" fo:font-style="normal" style:text-underline-style="none" fo:font-weight="normal" style:text-blinking="false" style:font-size-asian="14pt" style:font-size-complex="14pt"/>
    </style:style>
    <style:style style:name="P8" style:family="paragraph" style:parent-style-name="Standard">
      <style:text-properties fo:color="#000000"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9" style:family="paragraph" style:parent-style-name="Standard" style:list-style-name="L10">
      <style:text-properties fo:color="#000000" style:font-name="Times New Roman" fo:font-size="14pt" fo:language="ru" fo:country="RU" style:font-size-asian="14pt" style:font-size-complex="14pt"/>
    </style:style>
    <style:style style:name="P10" style:family="paragraph" style:parent-style-name="Standard" style:list-style-name="L11">
      <style:text-properties fo:color="#000000" style:font-name="Times New Roman" fo:font-size="14pt" fo:language="ru" fo:country="RU" style:font-size-asian="14pt" style:font-size-complex="14pt"/>
    </style:style>
    <style:style style:name="P11" style:family="paragraph" style:parent-style-name="Standard" style:list-style-name="L13">
      <style:text-properties fo:color="#000000" style:font-name="Times New Roman" fo:font-size="14pt" fo:language="ru" fo:country="RU" style:font-size-asian="14pt" style:font-size-complex="14pt"/>
    </style:style>
    <style:style style:name="P12" style:family="paragraph" style:parent-style-name="Standard" style:list-style-name="L9">
      <style:text-properties fo:color="#000000" style:font-name="Times New Roman" fo:font-size="14pt" fo:language="ru" fo:country="RU" fo:font-weight="normal" style:font-size-asian="14pt" style:font-size-complex="14pt"/>
    </style:style>
    <style:style style:name="P13" style:family="paragraph" style:parent-style-name="Standard" style:list-style-name="L12">
      <style:text-properties fo:color="#000000"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14" style:family="paragraph" style:parent-style-name="Standard" style:list-style-name="L15">
      <style:text-properties fo:color="#000000"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15" style:family="paragraph" style:parent-style-name="Standard" style:list-style-name="L10">
      <style:text-properties fo:color="#000000" style:font-name="Times New Roman" fo:font-size="14pt" style:font-size-asian="14pt" style:font-size-complex="14pt"/>
    </style:style>
    <style:style style:name="P16" style:family="paragraph" style:parent-style-name="Standard" style:list-style-name="L9">
      <style:text-properties fo:color="#000000" style:font-name="Times New Roman" fo:font-size="14pt" style:font-size-asian="14pt" style:font-size-complex="14pt"/>
    </style:style>
    <style:style style:name="P17" style:family="paragraph" style:parent-style-name="Standard" style:list-style-name="L11">
      <style:text-properties fo:color="#000000" style:font-name="Times New Roman" fo:font-size="14pt" style:font-size-asian="14pt" style:font-size-complex="14pt"/>
    </style:style>
    <style:style style:name="P18" style:family="paragraph" style:parent-style-name="Standard">
      <style:text-properties fo:color="#000000" style:font-name="Times New Roman" fo:font-size="14pt" fo:language="en" fo:country="US" style:font-size-asian="14pt" style:font-size-complex="14pt"/>
    </style:style>
    <style:style style:name="P19" style:family="paragraph" style:parent-style-name="Standard" style:list-style-name="L11">
      <style:text-properties fo:color="#000000" style:font-name="Times New Roman" fo:font-size="14pt" fo:language="en" fo:country="US" style:font-size-asian="14pt" style:font-size-complex="14pt"/>
    </style:style>
    <style:style style:name="P20" style:family="paragraph" style:parent-style-name="Standard">
      <style:text-properties fo:color="#000000"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P21" style:family="paragraph" style:parent-style-name="Standard" style:list-style-name="L12">
      <style:text-properties fo:color="#000000"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P22" style:family="paragraph" style:parent-style-name="Standard" style:list-style-name="L12"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P23" style:family="paragraph" style:parent-style-name="Standard" style:list-style-name="L9">
      <style:text-properties fo:color="#000000"/>
    </style:style>
    <style:style style:name="P24" style:family="paragraph" style:parent-style-name="Standard">
      <style:paragraph-properties fo:break-before="page"/>
    </style:style>
    <style:style style:name="P25" style:family="paragraph" style:parent-style-name="Standard">
      <style:paragraph-properties fo:break-before="page"/>
      <style:text-properties fo:color="#000000" style:font-name="Times New Roman" fo:font-size="14pt" fo:language="en" fo:country="US" fo:font-weight="bold" style:font-size-asian="14pt" style:font-weight-asian="bold" style:font-size-complex="14pt" style:font-weight-complex="bold"/>
    </style:style>
    <style:style style:name="P26" style:family="paragraph" style:parent-style-name="Text_20_body">
      <style:text-properties fo:font-variant="normal" fo:text-transform="none" fo:color="#000000" style:text-line-through-style="none" style:font-name="Times New Roman" fo:font-size="14pt" fo:language="en" fo:country="US" fo:font-style="normal" style:text-underline-style="none" fo:font-weight="normal" style:text-blinking="false" fo:background-color="transparent" style:font-size-asian="14pt" style:font-weight-asian="normal" style:font-size-complex="14pt" style:font-weight-complex="normal"/>
    </style:style>
    <style:style style:name="P27" style:family="paragraph" style:parent-style-name="Text_20_body" style:list-style-name="L15">
      <style:text-properties fo:font-variant="normal" fo:text-transform="none" fo:color="#000000" style:text-line-through-style="none" style:font-name="Times New Roman" fo:font-size="14pt" fo:language="en" fo:country="US" fo:font-style="normal" style:text-underline-style="none" fo:font-weight="normal" style:text-blinking="false" style:font-size-asian="14pt" style:font-size-complex="14pt"/>
    </style:style>
    <style:style style:name="P28" style:family="paragraph" style:parent-style-name="Text_20_body" style:list-style-name="L12">
      <style:text-properties fo:font-variant="normal" fo:text-transform="none" fo:color="#000000" style:text-line-through-style="none" style:font-name="Times New Roman" fo:font-size="14pt" fo:font-style="normal" style:text-underline-style="none" fo:font-weight="normal" style:text-blinking="false" style:font-size-asian="14pt" style:font-size-complex="14pt"/>
    </style:style>
    <style:style style:name="P29" style:family="paragraph" style:parent-style-name="Text_20_body"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ize-complex="14pt"/>
    </style:style>
    <style:style style:name="P30" style:family="paragraph" style:parent-style-name="Text_20_body" style:list-style-name="L12"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/>
    </style:style>
    <style:style style:name="P31" style:family="paragraph" style:parent-style-name="Text_20_body" style:list-style-name="L20">
      <style:text-properties fo:font-variant="normal" fo:text-transform="none" fo:color="#000000" style:font-name="Times New Roman" fo:font-size="14pt" fo:letter-spacing="normal" fo:language="en" fo:country="US" fo:font-style="normal" fo:font-weight="normal" style:font-size-asian="14pt" style:font-size-complex="14pt"/>
    </style:style>
    <style:style style:name="P32" style:family="paragraph" style:parent-style-name="Text_20_body" style:list-style-name="L12">
      <style:text-properties fo:font-variant="normal" fo:text-transform="none" fo:color="#000000" style:font-name="Times New Roman" fo:font-size="14pt" fo:letter-spacing="normal" fo:language="en" fo:country="US" fo:font-style="normal" fo:font-weight="normal" style:font-size-asian="14pt" style:font-weight-asian="normal" style:font-size-complex="14pt" style:font-weight-complex="normal"/>
    </style:style>
    <style:style style:name="P33" style:family="paragraph" style:parent-style-name="Text_20_body" style:list-style-name="L20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34" style:family="paragraph" style:parent-style-name="Text_20_body" style:list-style-name="L12">
      <style:text-properties fo:font-variant="normal" fo:text-transform="none" fo:color="#000000" style:font-name="Times New Roman" fo:font-size="14pt" fo:font-style="normal" fo:font-weight="normal" style:font-size-asian="14pt" style:font-weight-asian="normal" style:font-size-complex="14pt" style:font-weight-complex="normal"/>
    </style:style>
    <style:style style:name="P35" style:family="paragraph" style:parent-style-name="Text_20_body" style:list-style-name="L11">
      <style:text-properties fo:color="#000000" style:font-name="Times New Roman" fo:font-size="14pt" style:font-size-asian="14pt" style:font-size-complex="14pt"/>
    </style:style>
    <style:style style:name="P36" style:family="paragraph" style:parent-style-name="Text_20_body" style:list-style-name="L5">
      <style:text-properties fo:color="#000000" style:font-name="Times New Roman" fo:font-size="14pt" style:font-size-asian="14pt" style:font-size-complex="14pt"/>
    </style:style>
    <style:style style:name="P37" style:family="paragraph" style:parent-style-name="Text_20_body" style:list-style-name="L5">
      <style:text-properties fo:color="#000000" style:font-name="Times New Roman" fo:font-size="14pt" fo:language="ru" fo:country="RU" style:font-size-asian="14pt" style:font-size-complex="14pt"/>
    </style:style>
    <style:style style:name="P38" style:family="paragraph" style:parent-style-name="Text_20_body">
      <style:text-properties fo:color="#000000" style:font-name="Times New Roman" fo:font-size="14pt" fo:language="en" fo:country="US" style:font-size-asian="14pt" style:font-size-complex="14pt"/>
    </style:style>
    <style:style style:name="P39" style:family="paragraph" style:parent-style-name="Text_20_body">
      <style:text-properties fo:color="#000000" style:font-name="Times New Roman" fo:font-size="14pt" fo:language="en" fo:country="US" fo:font-weight="bold" style:font-size-asian="14pt" style:font-weight-asian="bold" style:font-size-complex="14pt" style:font-weight-complex="bold"/>
    </style:style>
    <style:style style:name="P40" style:family="paragraph" style:parent-style-name="Text_20_body">
      <style:text-properties fo:color="#000000"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P41" style:family="paragraph" style:parent-style-name="Text_20_body">
      <style:text-properties fo:color="#000000" style:font-name="Times New Roman" fo:font-size="14pt" fo:font-weight="bold" style:font-size-asian="14pt" style:font-weight-asian="bold" style:font-size-complex="14pt" style:font-weight-complex="bold"/>
    </style:style>
    <style:style style:name="P42" style:family="paragraph" style:parent-style-name="Text_20_body" style:list-style-name="L6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4pt" fo:font-style="normal" style:text-underline-style="none" fo:font-weight="normal" style:text-blinking="false" style:font-size-asian="14pt" style:font-size-complex="14pt"/>
    </style:style>
    <style:style style:name="P43" style:family="paragraph" style:parent-style-name="Text_20_body" style:list-style-name="L9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4pt" fo:font-style="normal" style:text-underline-style="none" fo:font-weight="normal" style:text-blinking="false" style:font-size-asian="14pt" style:font-size-complex="14pt"/>
    </style:style>
    <style:style style:name="P44" style:family="paragraph" style:parent-style-name="Text_20_body" style:list-style-name="L5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4pt" fo:font-style="normal" style:text-underline-style="none" fo:font-weight="normal" style:text-blinking="false" style:font-size-asian="14pt" style:font-size-complex="14pt"/>
    </style:style>
    <style:style style:name="P45" style:family="paragraph" style:parent-style-name="Text_20_body" style:list-style-name="L14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4pt" fo:font-style="normal" style:text-underline-style="none" fo:font-weight="normal" style:text-blinking="false" style:font-size-asian="14pt" style:font-weight-asian="normal" style:font-size-complex="14pt" style:font-weight-complex="normal"/>
    </style:style>
    <style:style style:name="P46" style:family="paragraph" style:parent-style-name="Text_20_body" style:list-style-name="L6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4pt" fo:font-style="normal" style:text-underline-style="none" fo:font-weight="normal" style:text-blinking="false" fo:background-color="transparent" style:font-size-asian="14pt" style:font-size-complex="14pt"/>
    </style:style>
    <style:style style:name="P47" style:family="paragraph" style:parent-style-name="Text_20_body" style:list-style-name="L12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4pt" fo:font-style="normal" style:text-underline-style="none" fo:font-weight="normal" style:text-blinking="false" fo:background-color="transparent" style:font-size-asian="14pt" style:font-weight-asian="normal" style:font-size-complex="14pt" style:font-weight-complex="normal"/>
    </style:style>
    <style:style style:name="P48" style:family="paragraph" style:parent-style-name="Text_20_body" style:list-style-name="L14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4pt" fo:font-style="normal" style:text-underline-style="none" fo:font-weight="normal" style:text-blinking="false" fo:background-color="transparent" style:font-size-asian="14pt" style:font-weight-asian="normal" style:font-size-complex="14pt" style:font-weight-complex="normal"/>
    </style:style>
    <style:style style:name="P49" style:family="paragraph" style:parent-style-name="Text_20_body" style:list-style-name="L14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4pt" fo:language="ru" fo:country="RU" fo:font-style="normal" style:text-underline-style="none" fo:font-weight="normal" style:text-blinking="false" style:font-size-asian="14pt" style:font-weight-asian="normal" style:font-size-complex="14pt" style:font-weight-complex="normal"/>
    </style:style>
    <style:style style:name="P50" style:family="paragraph" style:parent-style-name="Text_20_body" style:list-style-name="L6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4pt" fo:language="ru" fo:country="RU" fo:font-style="normal" style:text-underline-style="none" fo:font-weight="normal" style:text-blinking="false" fo:background-color="transparent" style:font-size-asian="14pt" style:font-size-complex="14pt"/>
    </style:style>
    <style:style style:name="P51" style:family="paragraph" style:parent-style-name="Text_20_body" style:list-style-name="L14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4pt" fo:language="en" fo:country="US" fo:font-style="normal" style:text-underline-style="none" fo:font-weight="normal" style:text-blinking="false" style:font-size-asian="14pt" style:font-weight-asian="normal" style:font-size-complex="14pt" style:font-weight-complex="normal"/>
    </style:style>
    <style:style style:name="P52" style:family="paragraph" style:parent-style-name="Text_20_body" style:list-style-name="L9">
      <style:paragraph-properties fo:margin-top="0cm" fo:margin-bottom="0cm" fo:line-height="138%" fo:background-color="transparent" style:writing-mode="lr-tb">
        <style:background-image/>
      </style:paragraph-properties>
      <style:text-properties fo:color="#000000" style:font-name="Times New Roman" fo:font-size="14pt" style:font-size-asian="14pt" style:font-size-complex="14pt"/>
    </style:style>
    <style:style style:name="P53" style:family="paragraph" style:parent-style-name="Text_20_body" style:list-style-name="L12">
      <style:paragraph-properties fo:margin-top="0cm" fo:margin-bottom="0cm" fo:line-height="138%" fo:background-color="transparent" style:writing-mode="lr-tb">
        <style:background-image/>
      </style:paragraph-properties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P54" style:family="paragraph" style:parent-style-name="Text_20_body" style:list-style-name="L14">
      <style:paragraph-properties fo:margin-top="0cm" fo:margin-bottom="0cm" fo:line-height="138%" fo:background-color="transparent" style:writing-mode="lr-tb">
        <style:background-image/>
      </style:paragraph-properties>
      <style:text-properties fo:color="#000000" style:font-name="Times New Roman" fo:font-size="14pt" fo:language="ru" fo:country="RU" style:font-size-asian="14pt" style:font-size-complex="14pt"/>
    </style:style>
    <style:style style:name="P55" style:family="paragraph" style:parent-style-name="Text_20_body" style:list-style-name="L24">
      <style:paragraph-properties fo:margin-top="0cm" fo:margin-bottom="0cm" fo:text-align="start" style:justify-single-word="false" fo:orphans="2" fo:widows="2" fo:padding="0cm" fo:border="none"/>
      <style:text-properties fo:font-variant="normal" fo:text-transform="none" fo:color="#333333" style:font-name="Times New Roman" fo:font-size="14pt" fo:letter-spacing="normal" fo:font-style="normal" fo:font-weight="normal" style:font-size-asian="14pt" style:font-size-complex="14pt"/>
    </style:style>
    <style:style style:name="P56" style:family="paragraph" style:parent-style-name="Text_20_body" style:list-style-name="L24">
      <style:paragraph-properties fo:margin-top="0cm" fo:margin-bottom="0cm" fo:text-align="start" style:justify-single-word="false" fo:orphans="2" fo:widows="2" fo:padding="0cm" fo:border="none"/>
      <style:text-properties style:font-name="Times New Roman" fo:font-size="14pt" style:font-size-asian="14pt" style:font-size-complex="14pt"/>
    </style:style>
    <style:style style:name="P57" style:family="paragraph" style:parent-style-name="Text_20_body">
      <style:paragraph-properties fo:break-before="page"/>
      <style:text-properties fo:color="#000000" style:font-name="Times New Roman" fo:font-size="14pt" fo:language="en" fo:country="US" fo:font-weight="bold" style:font-size-asian="14pt" style:font-weight-asian="bold" style:font-size-complex="14pt" style:font-weight-complex="bold"/>
    </style:style>
    <style:style style:name="P58" style:family="paragraph" style:parent-style-name="Text_20_body" style:list-style-name="L21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BlinkMacSystemFont" fo:font-size="12pt" fo:letter-spacing="normal" fo:font-style="normal" fo:font-weight="normal"/>
    </style:style>
    <style:style style:name="P59" style:family="paragraph" style:parent-style-name="Text_20_body">
      <style:paragraph-properties fo:margin-top="0.582cm" fo:margin-bottom="0.582cm" fo:text-align="start" style:justify-single-word="false" fo:orphans="2" fo:widows="2" fo:padding="0cm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60" style:family="paragraph" style:parent-style-name="Text_20_body" style:list-style-name="L20">
      <style:paragraph-properties fo:margin-top="0.582cm" fo:margin-bottom="0.582cm" fo:text-align="start" style:justify-single-word="false" fo:orphans="2" fo:widows="2" fo:padding="0cm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61" style:family="paragraph" style:parent-style-name="Heading_20_3" style:list-style-name="L11">
      <style:text-properties fo:font-variant="normal" fo:text-transform="none" fo:color="#000000" style:font-name="Times New Roman" fo:font-size="14pt" fo:letter-spacing="normal" fo:language="ru" fo:country="RU" fo:font-style="normal" fo:font-weight="bold" style:font-size-asian="14pt" style:font-size-complex="14pt"/>
    </style:style>
    <style:style style:name="P62" style:family="paragraph" style:parent-style-name="Heading_20_3" style:list-style-name="L12"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/>
    </style:style>
    <style:style style:name="P63" style:family="paragraph" style:parent-style-name="Heading_20_3" style:list-style-name="L12">
      <style:text-properties fo:color="#000000"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T1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2" style:family="text">
      <style:text-properties fo:font-variant="normal" fo:text-transform="none" fo:color="#333333" fo:letter-spacing="normal" fo:font-style="normal" fo:font-weight="normal"/>
    </style:style>
    <style:style style:name="T3" style:family="text">
      <style:text-properties fo:font-variant="normal" fo:text-transform="none" fo:color="#333333" style:font-name="BlinkMacSystemFont" fo:font-size="12pt" fo:letter-spacing="normal" fo:font-style="normal" fo:font-weight="normal"/>
    </style:style>
    <style:style style:name="T4" style:family="text">
      <style:text-properties fo:font-variant="normal" fo:text-transform="none" fo:color="#333333" fo:font-size="12pt" fo:letter-spacing="normal" fo:font-style="normal" fo:font-weight="normal"/>
    </style:style>
    <style:style style:name="T5" style:family="text">
      <style:text-properties fo:font-variant="normal" fo:text-transform="none" fo:letter-spacing="normal" fo:language="en" fo:country="US" fo:font-style="normal"/>
    </style:style>
    <style:style style:name="T6" style:family="text">
      <style:text-properties fo:font-variant="normal" fo:text-transform="none" fo:letter-spacing="normal" fo:language="en" fo:country="US" fo:font-style="normal" fo:font-weight="normal"/>
    </style:style>
    <style:style style:name="T7" style:family="text">
      <style:text-properties fo:font-variant="normal" fo:text-transform="none" fo:letter-spacing="normal" fo:language="en" fo:country="US" fo:font-style="normal" fo:font-weight="bold"/>
    </style:style>
    <style:style style:name="T8" style:family="text">
      <style:text-properties fo:font-variant="normal" fo:text-transform="none" fo:letter-spacing="normal" fo:font-style="normal"/>
    </style:style>
    <style:style style:name="T9" style:family="text">
      <style:text-properties fo:font-variant="normal" fo:text-transform="none" fo:letter-spacing="normal" fo:font-style="normal" fo:font-weight="bold"/>
    </style:style>
    <style:style style:name="T10" style:family="text">
      <style:text-properties fo:font-variant="normal" fo:text-transform="none" fo:letter-spacing="normal" fo:font-style="normal" fo:font-weight="normal"/>
    </style:style>
    <style:style style:name="T11" style:family="text">
      <style:text-properties fo:font-variant="normal" fo:text-transform="none" fo:letter-spacing="normal" fo:language="ru" fo:country="RU" fo:font-style="normal" fo:font-weight="normal"/>
    </style:style>
    <style:style style:name="T12" style:family="text">
      <style:text-properties fo:font-variant="normal" fo:text-transform="none" fo:letter-spacing="normal" fo:language="ru" fo:country="RU" fo:font-style="normal" fo:font-weight="bold"/>
    </style:style>
    <style:style style:name="T13" style:family="text">
      <style:text-properties fo:font-variant="normal" fo:text-transform="none" style:text-line-through-style="none" fo:language="en" fo:country="US" fo:font-style="normal" style:text-underline-style="none" fo:font-weight="normal" style:text-blinking="false" fo:background-color="transparent"/>
    </style:style>
    <style:style style:name="T14" style:family="text">
      <style:text-properties fo:font-variant="normal" fo:text-transform="none" style:text-line-through-style="none" fo:language="en" fo:country="US" fo:font-style="normal" style:text-underline-style="none" fo:font-weight="bold" style:text-blinking="false" fo:background-color="transparent"/>
    </style:style>
    <style:style style:name="T15" style:family="text">
      <style:text-properties fo:font-variant="normal" fo:text-transform="none" style:text-line-through-style="none" fo:language="en" fo:country="US" fo:font-style="normal" style:text-underline-style="none" style:text-blinking="false" fo:background-color="transparent"/>
    </style:style>
    <style:style style:name="T16" style:family="text">
      <style:text-properties fo:font-variant="normal" fo:text-transform="none" style:text-line-through-style="none" fo:language="ru" fo:country="RU" fo:font-style="normal" style:text-underline-style="none" fo:font-weight="normal" style:text-blinking="false" fo:background-color="transparent"/>
    </style:style>
    <style:style style:name="T17" style:family="text">
      <style:text-properties fo:font-variant="normal" fo:text-transform="none" style:text-line-through-style="none" fo:language="ru" fo:country="RU" fo:font-style="normal" style:text-underline-style="none" fo:font-weight="bold" style:text-blinking="false" fo:background-color="transparent"/>
    </style:style>
    <style:style style:name="T18" style:family="text">
      <style:text-properties fo:font-variant="normal" fo:text-transform="none" style:text-line-through-style="none" fo:language="ru" fo:country="RU" fo:font-style="normal" style:text-underline-style="none" style:text-blinking="false" fo:background-color="transparent"/>
    </style:style>
    <style:style style:name="T19" style:family="text">
      <style:text-properties fo:font-variant="normal" fo:text-transform="none" style:text-line-through-style="none" style:font-name="Times New Roman" fo:font-size="14pt" fo:language="en" fo:country="US" fo:font-style="normal" style:text-underline-style="none" fo:font-weight="normal" style:text-blinking="false" fo:background-color="transparent" style:font-size-asian="14pt" style:font-size-complex="14pt"/>
    </style:style>
    <style:style style:name="T20" style:family="text">
      <style:text-properties fo:font-variant="normal" fo:text-transform="none" style:text-line-through-style="none" fo:font-style="normal" style:text-underline-style="none" fo:font-weight="normal" style:text-blinking="false" fo:background-color="transparent"/>
    </style:style>
    <style:style style:name="T21" style:family="text">
      <style:text-properties fo:font-variant="normal" fo:text-transform="none" style:text-line-through-style="none" fo:font-style="normal" style:text-underline-style="none" fo:font-weight="normal" style:text-blinking="false" fo:background-color="transparent" style:font-weight-asian="normal" style:font-weight-complex="normal"/>
    </style:style>
    <style:style style:name="T22" style:family="text">
      <style:text-properties fo:font-variant="normal" fo:text-transform="none" style:text-line-through-style="none" fo:font-style="normal" style:text-underline-style="none" fo:font-weight="bold" style:text-blinking="false" fo:background-color="transparent"/>
    </style:style>
    <style:style style:name="T23" style:family="text">
      <style:text-properties fo:font-variant="normal" fo:text-transform="none" style:text-line-through-style="none" fo:font-style="normal" style:text-underline-style="none" style:text-blinking="false" fo:background-color="transparent"/>
    </style:style>
    <style:style style:name="T24" style:family="text">
      <style:text-properties fo:font-variant="normal" fo:text-transform="none" style:text-line-through-style="none" style:text-underline-style="none" fo:font-weight="normal" style:text-blinking="false" fo:background-color="transparent"/>
    </style:style>
    <style:style style:name="T25" style:family="text">
      <style:text-properties fo:font-variant="normal" fo:text-transform="none" style:font-name="Times New Roman" fo:font-size="14pt" fo:letter-spacing="normal" fo:language="ru" fo:country="RU" fo:font-style="normal" fo:font-weight="bold" style:font-size-asian="14pt" style:font-size-complex="14pt"/>
    </style:style>
    <style:style style:name="T26" style:family="text">
      <style:text-properties fo:language="en" fo:country="US"/>
    </style:style>
    <style:style style:name="T27" style:family="text">
      <style:text-properties fo:language="en" fo:country="US" fo:background-color="transparent"/>
    </style:style>
    <style:style style:name="T28" style:family="text">
      <style:text-properties fo:language="ru" fo:country="RU"/>
    </style:style>
    <style:style style:name="T29" style:family="text">
      <style:text-properties fo:language="ru" fo:country="RU" fo:font-weight="bold"/>
    </style:style>
    <style:style style:name="T30" style:family="text">
      <style:text-properties fo:language="ru" fo:country="RU" fo:background-color="transparent"/>
    </style:style>
    <style:style style:name="T31" style:family="text">
      <style:text-properties fo:language="ru" fo:country="RU" fo:background-color="transparent" style:font-weight-asian="normal" style:font-weight-complex="normal"/>
    </style:style>
    <style:style style:name="T32" style:family="text">
      <style:text-properties fo:letter-spacing="normal"/>
    </style:style>
    <style:style style:name="T33" style:family="text">
      <style:text-properties fo:letter-spacing="normal" fo:language="ru" fo:country="RU"/>
    </style:style>
    <style:style style:name="T34" style:family="text">
      <style:text-properties fo:letter-spacing="normal" fo:language="ru" fo:country="RU" fo:background-color="transparent"/>
    </style:style>
    <style:style style:name="T35" style:family="text">
      <style:text-properties fo:letter-spacing="normal" fo:language="ru" fo:country="RU" fo:background-color="transparent" style:font-weight-asian="normal" style:font-weight-complex="normal"/>
    </style:style>
    <style:style style:name="T36" style:family="text">
      <style:text-properties fo:letter-spacing="normal" fo:language="ru" fo:country="RU" fo:font-style="normal" fo:background-color="transparent" style:font-weight-asian="normal" style:font-weight-complex="normal"/>
    </style:style>
    <style:style style:name="T37" style:family="text">
      <style:text-properties fo:letter-spacing="normal" fo:background-color="transparent"/>
    </style:style>
    <style:style style:name="T38" style:family="text">
      <style:text-properties fo:letter-spacing="normal" fo:font-weight="bold" fo:background-color="transparent"/>
    </style:style>
    <style:style style:name="T39" style:family="text">
      <style:text-properties fo:letter-spacing="normal" fo:language="en" fo:country="US"/>
    </style:style>
    <style:style style:name="T40" style:family="text">
      <style:text-properties fo:letter-spacing="normal" fo:language="en" fo:country="US" fo:background-color="transparent"/>
    </style:style>
    <style:style style:name="T41" style:family="text">
      <style:text-properties fo:font-weight="bold"/>
    </style:style>
    <style:style style:name="T42" style:family="text">
      <style:text-properties fo:font-weight="bold" fo:background-color="transparent"/>
    </style:style>
    <style:style style:name="T43" style:family="text">
      <style:text-properties fo:background-color="transparent"/>
    </style:style>
    <style:style style:name="T44" style:family="text">
      <style:text-properties fo:background-color="transparent" style:font-weight-asian="normal" style:font-weight-complex="normal"/>
    </style:style>
    <style:style style:name="T45" style:family="text">
      <style:text-properties style:text-line-through-style="none" style:text-underline-style="none" style:text-blinking="false"/>
    </style:style>
    <style:style style:name="T46" style:family="text">
      <style:text-properties style:text-line-through-style="none" style:text-underline-style="none" style:text-blinking="false" fo:background-color="transparent"/>
    </style:style>
    <style:style style:name="T47" style:family="text">
      <style:text-properties style:text-line-through-style="none" fo:language="ru" fo:country="RU" style:text-underline-style="none" style:text-blinking="false" fo:background-color="transparent"/>
    </style:style>
    <style:style style:name="T48" style:family="text">
      <style:text-properties style:text-line-through-style="none" fo:language="en" fo:country="US" style:text-underline-style="none" style:text-blinking="false"/>
    </style:style>
    <style:style style:name="T49" style:family="text">
      <style:text-properties style:text-line-through-style="none" fo:language="en" fo:country="US" style:text-underline-style="none" style:text-blinking="false" fo:background-color="transparent"/>
    </style:style>
    <style:style style:name="T50" style:family="text">
      <style:text-properties fo:color="#000000" style:font-name="Times New Roman" fo:font-size="14pt" style:font-size-asian="14pt" style:font-size-complex="14pt"/>
    </style:style>
    <style:style style:name="T51" style:family="text">
      <style:text-properties fo:color="#000000" style:font-name="Times New Roman" fo:font-size="14pt" fo:language="en" fo:country="US" fo:font-weight="bold" style:font-size-asian="14pt" style:font-weight-asian="bold" style:font-size-complex="14pt" style:font-weight-complex="bold"/>
    </style:style>
    <style:style style:name="T52" style:family="text">
      <style:text-properties fo:color="#333333" style:font-name="BlinkMacSystemFont" fo:font-size="12pt"/>
    </style:style>
    <style:style style:name="T53" style:family="text">
      <style:text-properties fo:color="#333333" style:font-name="BlinkMacSystemFont" fo:font-size="12pt" fo:font-weight="normal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/>
      </text:list-level-style-number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number text:level="1" text:style-name="Numbering_20_Symbols" style:num-suffix="." style:num-format="1">
        <style:list-level-properties/>
      </text:list-level-style-number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Общие знания</text:p>
      <text:p text:style-name="P8"/>
      <text:list xml:id="list1882921065150158981" text:style-name="L10">
        <text:list-item>
          <text:p text:style-name="P9">Основы <text:span text:style-name="T26">HTTP. </text:span>Понимание модели «Клиент/Сервер» </text:p>
        </text:list-item>
        <text:list-item>
          <text:p text:style-name="P9">Понимание терминов: хостинг, домен/поддемен, <text:span text:style-name="T26">IP, DNS</text:span></text:p>
        </text:list-item>
        <text:list-item>
          <text:p text:style-name="P9"><text:span text:style-name="T6">Абсолютные и относительные пути</text:span><text:span text:style-name="T26"> </text:span></text:p>
        </text:list-item>
        <text:list-item>
          <text:p text:style-name="P15"><text:span text:style-name="T28">Цветовые модели </text:span><text:span text:style-name="T9">hex, rgb, rgba, hsla</text:span></text:p>
        </text:list-item>
      </text:list>
      <text:list xml:id="list5340375381793562628" text:style-name="L9">
        <text:list-item>
          <text:p text:style-name="P16"><text:span text:style-name="T11">progressive enhancement и graceful degradation </text:span><text:span text:style-name="T10">feature detection (определение возможностей браузера)</text:span></text:p>
        </text:list-item>
        <text:list-item>
          <text:p text:style-name="P2">Оптимизация загрузки <text:span text:style-name="T26">web-</text:span>страницы </text:p>
        </text:list-item>
        <text:list-item>
          <text:p text:style-name="P12"><text:span text:style-name="T8">Типы изображений для веб</text:span></text:p>
        </text:list-item>
        <text:list-item>
          <text:p text:style-name="P7"><text:span text:style-name="T38">Векторные иконки,</text:span><text:span text:style-name="T37"> различные способы их подключения.</text:span></text:p>
        </text:list-item>
        <text:list-item>
          <text:p text:style-name="P16"><text:span text:style-name="T26">SVG,</text:span><text:span text:style-name="T13"> геометрически</text:span><text:span text:style-name="T16">е</text:span><text:span text:style-name="T13"> примитив</text:span><text:span text:style-name="T16">ы</text:span><text:span text:style-name="T13"> </text:span><text:span text:style-name="T14">SVG</text:span><text:span text:style-name="T13">.</text:span></text:p>
        </text:list-item>
        <text:list-item>
          <text:p text:style-name="P43"><text:span text:style-name="T42">Анимации SVG</text:span><text:span text:style-name="T43"> элементов с помощью CSS.</text:span></text:p>
        </text:list-item>
        <text:list-item>
          <text:p text:style-name="P43"><text:span text:style-name="T42">Фильтры SVG</text:span><text:span text:style-name="T43">.</text:span></text:p>
        </text:list-item>
        <text:list-item>
          <text:p text:style-name="P43"><text:span text:style-name="T42">Градиенты</text:span><text:span text:style-name="T43"> SVG.</text:span></text:p>
        </text:list-item>
        <text:list-item>
          <text:p text:style-name="P43"><text:span text:style-name="T42">Масштабирование</text:span><text:span text:style-name="T43"> векторной графики.</text:span></text:p>
        </text:list-item>
        <text:list-item>
          <text:p text:style-name="P52"><text:span text:style-name="T20">Трансформации векторных объектов.</text:span></text:p>
        </text:list-item>
        <text:list-item>
          <text:p text:style-name="P23"><text:bookmark text:name="docs-internal-guid-8140caae-c73b-3276-8fea-e07696fb3a211"/><text:span text:style-name="T19">Оптимизация изображений под дисплеи "Retina".</text:span></text:p>
        </text:list-item>
      </text:list>
      <text:p text:style-name="P18"/>
      <text:p text:style-name="P25">HTML</text:p>
      <text:list xml:id="list8498619323277745571" text:style-name="L11">
        <text:list-item>
          <text:p text:style-name="P4">doctype</text:p>
        </text:list-item>
        <text:list-item>
          <text:p text:style-name="P10">Теги и атрибуты <text:span text:style-name="T26">HTML5</text:span></text:p>
        </text:list-item>
        <text:list-item>
          <text:p text:style-name="P10">Коментарии в <text:span text:style-name="T26">HTML</text:span></text:p>
        </text:list-item>
        <text:list-item>
          <text:p text:style-name="P10"><text:span text:style-name="T6">Кодировки </text:span><text:span text:style-name="T10">(</text:span><text:span text:style-name="T6">Unicode</text:span><text:span text:style-name="T10">)</text:span><text:span text:style-name="T26"> </text:span></text:p>
        </text:list-item>
        <text:list-item>
          <text:p text:style-name="P5">Спецсимволы</text:p>
        </text:list-item>
        <text:list-item>
          <text:p text:style-name="P3">Семантическая разметка</text:p>
        </text:list-item>
        <text:list-item>
          <text:p text:style-name="P1"><text:span text:style-name="Source_20_Text"><text:span text:style-name="T1">data-</text:span></text:span><text:span text:style-name="T1">атрибуты</text:span><text:span text:style-name="T50"> </text:span></text:p>
        </text:list-item>
        <text:list-item>
          <text:p text:style-name="P3"><text:span text:style-name="T41">Мета-информация на странице</text:span> </text:p>
        </text:list-item>
        <text:list-item>
          <text:p text:style-name="P3">Валидация HTML-документа </text:p>
        </text:list-item>
        <text:list-item>
          <text:p text:style-name="P3">Поведение елементов на странице</text:p>
        </text:list-item>
        <text:list-item>
          <text:p text:style-name="P17"><text:span text:style-name="T10">standards mode и quirks mode</text:span> </text:p>
        </text:list-item>
        <text:list-item>
          <text:p text:style-name="P10">Блочная/Табличная/Резиновая/<text:span text:style-name="T26">Flex</text:span> верстка</text:p>
        </text:list-item>
        <text:list-item>
          <text:h text:style-name="P61" text:outline-level="3"><text:bookmark text:name="span-idresponsivespan-responsiveadaptive-"/>Responsive/adaptive верстка</text:h>
        </text:list-item>
        <text:list-item>
          <text:p text:style-name="P35"><text:span text:style-name="T11">Вёрстки почтовых шаблонов</text:span></text:p>
        </text:list-item>
        <text:list-item>
          <text:p text:style-name="P35"><text:span text:style-name="T12">Верстка под </text:span><text:span text:style-name="T7">CMS(Wordpress, OpenCard, etc)</text:span></text:p>
        </text:list-item>
        <text:list-item>
          <text:p text:style-name="P10">Подключение шрифтов</text:p>
        </text:list-item>
        <text:list-item>
          <text:p text:style-name="P10">Добавление медиа-контента</text:p>
        </text:list-item>
        <text:list-item>
          <text:p text:style-name="P17"><text:span text:style-name="T10">XML в HTML5</text:span> </text:p>
        </text:list-item>
        <text:list-item>
          <text:p text:style-name="P19">Emmet</text:p>
        </text:list-item>
        <text:list-item>
          <text:p text:style-name="P19"><text:span text:style-name="T11">Ш</text:span><text:span text:style-name="T10">аблонизатор</text:span><text:span text:style-name="T11">ы</text:span><text:span text:style-name="T10"> (Pug, HAML etc.)</text:span> </text:p>
        </text:list-item>
      </text:list>
      <text:p text:style-name="P25">CSS</text:p>
      <text:list xml:id="list2991307989703020769" text:style-name="L12">
        <text:list-item>
          <text:p text:style-name="P13">Способы обьявления <text:span text:style-name="T26">CSS</text:span></text:p>
        </text:list-item>
        <text:list-item>
          <text:p text:style-name="P13">Селекторы (<text:span text:style-name="T26">id, class, tag</text:span>)</text:p>
        </text:list-item>
        <text:list-item>
          <text:p text:style-name="P13">Селекторы атрибутов</text:p>
        </text:list-item>
        <text:list-item>
          <text:p text:style-name="P13"><text:span text:style-name="T8">Псевдоклассы и псевдоэлементы</text:span> </text:p>
        </text:list-item>
        <text:list-item>
          <text:p text:style-name="P13">Вложенность, наследование, группировка свойств</text:p>
        </text:list-item>
        <text:list-item>
          <text:p text:style-name="P13">Поведение элементов на странице</text:p>
        </text:list-item>
        <text:list-item>
          <text:p text:style-name="P13">Позиционирование элементов</text:p>
        </text:list-item>
        <text:list-item>
          <text:p text:style-name="P28"><text:span text:style-name="T35">CSS Flexible Box </text:span><text:span text:style-name="Emphasis"><text:span text:style-name="T36">Layout </text:span></text:span><text:span text:style-name="T35">Module</text:span><text:span text:style-name="T31"> </text:span></text:p>
          <text:list>
            <text:list-item>
              <text:p text:style-name="P47">Основные понятия во флексбоксе.</text:p>
            </text:list-item>
            <text:list-item>
              <text:p text:style-name="P47">Поведение флексбокс-лэйаута.</text:p>
            </text:list-item>
            <text:list-item>
              <text:p text:style-name="P53"><text:span text:style-name="T23">Управление </text:span><text:span text:style-name="T23">пропорциями</text:span><text:span text:style-name="T23"> и </text:span><text:span text:style-name="T23">порядками</text:span><text:span text:style-name="T23"> блоков.</text:span></text:p>
            </text:list-item>
          </text:list>
        </text:list-item>
        <text:list-item>
          <text:p text:style-name="P22"><text:span text:style-name="T28">Еденицы измерения</text:span><text:bookmark text:name="docs-internal-guid-8140caae-c739-ee6b-b165-779c8003bcb7"/><text:span text:style-name="T18">(</text:span><text:span text:style-name="T15">px,</text:span><text:span text:style-name="T18">em, rem, %, vh, vw)</text:span><text:span text:style-name="T28"> </text:span></text:p>
        </text:list-item>
        <text:list-item>
          <text:p text:style-name="P13">Вендорные префексы</text:p>
        </text:list-item>
        <text:list-item>
          <text:p text:style-name="P21">CSS Grid layout</text:p>
        </text:list-item>
        <text:list-item>
          <text:p text:style-name="P22"><text:span text:style-name="T28">Методологии разработки(</text:span><text:span text:style-name="T5">OOCSS, BEM, SMACSS</text:span><text:span text:style-name="T28">)</text:span></text:p>
        </text:list-item>
        <text:list-item>
          <text:h text:style-name="P63" text:outline-level="3"><text:bookmark text:name="span-idanimationsspan-css----"/><text:span text:style-name="T8">CSS-анимации и плавные переходы</text:span></text:h>
        </text:list-item>
        <text:list-item>
          <text:p text:style-name="P32">«reset» CSS, normalize.css?</text:p>
        </text:list-item>
        <text:list-item>
          <text:p text:style-name="P32">CSS спрайты</text:p>
        </text:list-item>
        <text:list-item>
          <text:p text:style-name="P32"><text:span text:style-name="T45">Media queries.</text:span><text:span text:style-name="T45"> </text:span></text:p>
        </text:list-item>
        <text:list-item>
          <text:p text:style-name="P30"><text:span text:style-name="T45">Парадигмы </text:span><text:span text:style-name="T48">Mobile-first, Desktop-native</text:span></text:p>
        </text:list-item>
        <text:list-item>
          <text:p text:style-name="P34"><text:span text:style-name="T33">Препроцессоры (в</text:span><text:span text:style-name="T46">ложенности, </text:span><text:span text:style-name="T47">н</text:span><text:span text:style-name="T46">аследования, </text:span><text:span text:style-name="T47">ра</text:span><text:span text:style-name="T46">бота с переменными</text:span><text:span text:style-name="T47">, </text:span><text:span text:style-name="T49">mixins) </text:span></text:p>
        </text:list-item>
        <text:list-item>
          <text:h text:style-name="P62" text:outline-level="3"><text:bookmark text:name="span-idcss-frameworksspan-css-"/>CSS-фреймворки <text:span text:style-name="T26">(bootstrap, foundation, materializecss)</text:span></text:h>
        </text:list-item>
      </text:list>
      <text:p text:style-name="P29"/>
      <text:p text:style-name="P18"/>
      <text:p text:style-name="P24"><text:span text:style-name="T51">JS</text:span></text:p>
      <text:list xml:id="list8189433929946499881" text:style-name="L13">
        <text:list-item>
          <text:p text:style-name="P11">Инструкции</text:p>
        </text:list-item>
        <text:list-item>
          <text:p text:style-name="P11">Выражения и операторы</text:p>
        </text:list-item>
        <text:list-item>
          <text:p text:style-name="P11">Типы данных (структура, методы работы, преобразование)</text:p>
        </text:list-item>
        <text:list-item>
          <text:p text:style-name="P11"><text:span text:style-name="T8">Управляющие конструкции</text:span><text:line-break/><text:span text:style-name="T10">*Циклы</text:span><text:line-break/><text:span text:style-name="T10">*Цикл while<text:line-break/>*Цикл do while</text:span><text:line-break/><text:span text:style-name="T10">*Цикл for</text:span><text:line-break/><text:span text:style-name="T10">*Прерывание и продолжение цикла</text:span><text:span text:style-name="T6">(break)</text:span><text:line-break/><text:span text:style-name="T10">*Управляющая конструкция switch</text:span> </text:p>
        </text:list-item>
      </text:list>
      <text:list xml:id="list67186034912371086" text:style-name="L5">
        <text:list-item>
          <text:p text:style-name="P36"><text:bookmark text:name="docs-internal-guid-8140caae-c740-708e-2ce9-cfbbc5f453c0"/><text:span text:style-name="T17">Условия</text:span><text:span text:style-name="T16"> (операторы if, else, “?”).</text:span></text:p>
        </text:list-item>
        <text:list-item>
          <text:p text:style-name="P36"><text:span text:style-name="T22">Циклы</text:span><text:span text:style-name="T24"> </text:span><text:span text:style-name="T20">(while, for, do…while, break/continue).</text:span> </text:p>
        </text:list-item>
        <text:list-item>
          <text:p text:style-name="P37">Функции </text:p>
        </text:list-item>
        <text:list-item>
          <text:p text:style-name="P37"><text:span text:style-name="T10">*Понятие функций</text:span><text:line-break/><text:span text:style-name="T10">*Возврат значений</text:span><text:line-break/><text:span text:style-name="T10">*Области видимости</text:span><text:line-break/><text:span text:style-name="T10">*Анонимная функция</text:span><text:line-break/><text:span text:style-name="T10">*Замыкания</text:span><text:line-break/><text:span text:style-name="T10">*Рекурсия</text:span> </text:p>
        </text:list-item>
        <text:list-item>
          <text:p text:style-name="P44"><text:span text:style-name="T34">Объектный тип: Объект (Object)</text:span><text:span text:style-name="T30"><text:line-break/></text:span><text:span text:style-name="T34">*Свойства объекта</text:span><text:span text:style-name="T30"><text:line-break/></text:span><text:span text:style-name="T34">*Методы объекта</text:span><text:span text:style-name="T30"><text:line-break/></text:span><text:span text:style-name="T34">*Методы функций</text:span><text:span text:style-name="T30"><text:line-break/></text:span><text:span text:style-name="T34">*Объектный тип: Массив (Array)</text:span><text:span text:style-name="T30"><text:line-break/></text:span><text:span text:style-name="T34">*Свойства и методы массива</text:span><text:span text:style-name="T30"><text:line-break/></text:span><text:span text:style-name="T34">*Встроенный объект Math</text:span><text:span text:style-name="T30"> </text:span></text:p>
        </text:list-item>
        <text:list-item text:style-override="L6">
          <text:p text:style-name="P42"><text:span text:style-name="T43">Структуры </text:span><text:span text:style-name="T42">циклического перебора</text:span><text:span text:style-name="T43"> и </text:span><text:span text:style-name="T42">фильтрации</text:span><text:span text:style-name="T43"> массивов.</text:span></text:p>
        </text:list-item>
        <text:list-item text:style-override="L6">
          <text:p text:style-name="P46"><text:span text:style-name="T29">DOM, BOM <text:s/>м</text:span>анипуляции с <text:span text:style-name="T26">DOM-</text:span>элементами (перемещение, перенос, копирование и пр.).</text:p>
        </text:list-item>
        <text:list-item text:style-override="L6">
          <text:p text:style-name="P46"><text:span text:style-name="T41">События</text:span> и механизм их работы в языке. “<text:span text:style-name="T41">Всплытие”, “Погружение”, “Захват”</text:span>.</text:p>
        </text:list-item>
        <text:list-item text:style-override="L6">
          <text:p text:style-name="P50"><text:s/>ООП в <text:span text:style-name="T26">JS</text:span></text:p>
          <text:p text:style-name="P50"><text:span text:style-name="T39">*Конструкторы объектов</text:span><text:span text:style-name="T26"><text:line-break/></text:span><text:span text:style-name="T39">*Прототипы</text:span><text:span text:style-name="T26"><text:line-break/></text:span><text:span text:style-name="T39">*Методы объекта</text:span><text:span text:style-name="T26"><text:line-break/></text:span><text:span text:style-name="T39">*Объект Date</text:span><text:span text:style-name="T26"><text:line-break/></text:span><text:soft-page-break/><text:span text:style-name="T39">*Объект Error</text:span><text:span text:style-name="T26"> </text:span></text:p>
        </text:list-item>
        <text:list-item text:style-override="L6">
          <text:p text:style-name="P50"><text:span text:style-name="T26">Ajax (XMLHttpRequest; </text:span>типы запросов; форматы json,xml<text:span text:style-name="T26">)</text:span></text:p>
        </text:list-item>
        <text:list-item text:style-override="L6">
          <text:p text:style-name="P50">Регулярные выражения </text:p>
        </text:list-item>
        <text:list-item text:style-override="L6">
          <text:p text:style-name="P6"><text:span text:style-name="T32">cookies, sessionStorage и localStorage</text:span></text:p>
          <text:p text:style-name="P6"><text:span text:style-name="T32"/></text:p>
        </text:list-item>
      </text:list>
      <text:p text:style-name="P39">Jquery</text:p>
      <text:list xml:id="list2525651819907007609" text:style-name="L14">
        <text:list-item>
          <text:p text:style-name="P51"><text:span text:style-name="T43">API jQuery</text:span></text:p>
        </text:list-item>
        <text:list-item>
          <text:p text:style-name="P45"><text:span text:style-name="T43">Селекторы</text:span><text:span text:style-name="T43"> (“Selectors”) в jQuery. Понятие и механизм работы. </text:span></text:p>
        </text:list-item>
        <text:list-item>
          <text:p text:style-name="P45"><text:span text:style-name="T43">DОМ манипуляции</text:span><text:span text:style-name="T43"> (“Manipulation”) .</text:span></text:p>
        </text:list-item>
        <text:list-item>
          <text:p text:style-name="P49"><text:span text:style-name="T40">События jQuery</text:span><text:span text:style-name="T27"><text:line-break/></text:span><text:span text:style-name="T40">Обработка событий</text:span><text:span text:style-name="T27"><text:line-break/></text:span><text:span text:style-name="T40">Объект Event</text:span><text:span text:style-name="T27"><text:line-break/></text:span><text:span text:style-name="T40">Отмена событий</text:span><text:span text:style-name="T27"><text:line-break/></text:span><text:span text:style-name="T40">Добавление элементов</text:span><text:span text:style-name="T27"><text:line-break/></text:span><text:span text:style-name="T40">Манипуляции с элементами</text:span><text:span text:style-name="T27"><text:line-break/></text:span><text:span text:style-name="T40">Делегирование событий</text:span></text:p>
        </text:list-item>
        <text:list-item>
          <text:p text:style-name="P45"><text:span text:style-name="T43">Работа с наборами</text:span><text:span text:style-name="T43"> элементов.</text:span></text:p>
        </text:list-item>
        <text:list-item>
          <text:p text:style-name="P48">Изменение свойств, атрибутов, содержимого и стилей элементов.</text:p>
        </text:list-item>
        <text:list-item>
          <text:p text:style-name="P45"><text:span text:style-name="T43">Фильтрация</text:span><text:span text:style-name="T43"> и перебор найденных элементов.</text:span></text:p>
        </text:list-item>
        <text:list-item>
          <text:p text:style-name="P48">Генерирование HTML-разметки.</text:p>
        </text:list-item>
        <text:list-item>
          <text:p text:style-name="P48">Определения положения и измерение выбранного элемента. </text:p>
        </text:list-item>
        <text:list-item>
          <text:p text:style-name="P54"><text:span text:style-name="T21">Работа с элементами форм</text:span><text:span text:style-name="T26"><text:line-break/></text:span></text:p>
        </text:list-item>
      </text:list>
      <text:p text:style-name="P41"><text:span text:style-name="T26">React.js</text:span></text:p>
      <text:list xml:id="list7488559397874669516" text:style-name="L20">
        <text:list-item>
          <text:p text:style-name="P60">Virtual DOM, JSX.</text:p>
        </text:list-item>
        <text:list-item>
          <text:p text:style-name="P60">Три синтаксиса для компонентов: </text:p>
          <text:p text:style-name="P60">Stateless components, </text:p>
          <text:p text:style-name="P60">ES2015-<text:span text:style-name="T26">classes</text:span></text:p>
          <text:p text:style-name="P60"><text:soft-page-break/>React.createClass.</text:p>
        </text:list-item>
        <text:list-item>
          <text:p text:style-name="P60">Поток данных: props и state.</text:p>
        </text:list-item>
        <text:list-item>
          <text:p text:style-name="P60">Lifecycle: Жизнь React-компонента от инициализации до unmount.</text:p>
        </text:list-item>
        <text:list-item>
          <text:p text:style-name="P60">Связь с DOM: keys &amp; refs.</text:p>
        </text:list-item>
        <text:list-item>
          <text:p text:style-name="P60"><text:span text:style-name="T28">П</text:span>овторно<text:span text:style-name="T28">е</text:span> использовани<text:span text:style-name="T28">е</text:span>: propTypes, mixins, decorators.</text:p>
        </text:list-item>
        <text:list-item>
          <text:p text:style-name="P33"><text:span text:style-name="T26">Вложенные компоненты в </text:span><text:span text:style-name="T28">JSX(props.children)</text:span><text:span text:style-name="T26">.</text:span></text:p>
        </text:list-item>
        <text:list-item>
          <text:p text:style-name="P60">Анимации в React, CSSTransitionGroup.</text:p>
        </text:list-item>
        <text:list-item>
          <text:p text:style-name="P60">Использование сторонних компонентов.</text:p>
        </text:list-item>
        <text:list-item>
          <text:p text:style-name="P31">Flux – разбор основных элементов и идей.</text:p>
        </text:list-item>
        <text:list-item>
          <text:p text:style-name="P60">Построение компонентов синхронной и асинхрнонной логики с Flux.</text:p>
        </text:list-item>
        <text:list-item>
          <text:p text:style-name="P60">Ключевые отличия Redux и Flux.</text:p>
        </text:list-item>
        <text:list-item>
          <text:p text:style-name="P60">Особенности Redux.js: функциональный подход, Redux dev tools, возможности для мониторинга и универсальных приложений.</text:p>
        </text:list-item>
        <text:list-item>
          <text:p text:style-name="P60">Store, как иммутабельный <text:span text:style-name="T28">объект</text:span>: Redux + Immutable.js.</text:p>
        </text:list-item>
        <text:list-item>
          <text:p text:style-name="P60">Actions и Reducers, как чистые функции.</text:p>
        </text:list-item>
        <text:list-item>
          <text:p text:style-name="P60"><text:span text:style-name="T28">С</text:span>инхронный поток с Redux</text:p>
        </text:list-item>
        <text:list-item>
          <text:p text:style-name="P60"><text:soft-page-break/>React-redux, связ<text:span text:style-name="T28">ь</text:span> компонентов с логикой.</text:p>
        </text:list-item>
        <text:list-item>
          <text:p text:style-name="P60">Side-effects в Redux: создание и использование Middlewares.</text:p>
        </text:list-item>
        <text:list-item>
          <text:p text:style-name="P60">Варианты реализации асинхронных actions в Redux.</text:p>
        </text:list-item>
        <text:list-item>
          <text:p text:style-name="P33"><text:span text:style-name="T28">Р</text:span><text:span text:style-name="T26">оутинг и как он устроен, проектируем структуру приложения.</text:span></text:p>
        </text:list-item>
        <text:list-item>
          <text:p text:style-name="P60"><text:span text:style-name="T28">Настройка </text:span>history для приложения.</text:p>
        </text:list-item>
      </text:list>
      <text:p text:style-name="P59"><text:span text:style-name="Strong_20_Emphasis"><text:span text:style-name="T52">Angular</text:span></text:span> </text:p>
      <text:list xml:id="list7259136853362125757" text:style-name="L24">
        <text:list-item>
          <text:p text:style-name="P55">angular-cli</text:p>
        </text:list-item>
        <text:list-item>
          <text:p text:style-name="P55"><text:span text:style-name="T28">Понятие</text:span> компонента</text:p>
        </text:list-item>
        <text:list-item>
          <text:p text:style-name="P56"><text:span text:style-name="T2">Специфика синтаксиса шаблонов Angular</text:span></text:p>
        </text:list-item>
        <text:list-item>
          <text:p text:style-name="P55">Компонентноориентированный подход создания приложения</text:p>
        </text:list-item>
        <text:list-item>
          <text:p text:style-name="P55">Применение директив из коробки (ngIf, ngClass, ngFor..)</text:p>
        </text:list-item>
        <text:list-item>
          <text:p text:style-name="P55">Вложенные компоненты</text:p>
        </text:list-item>
        <text:list-item>
          <text:p text:style-name="P56"><text:span text:style-name="T2">Жизненный цикл компонента</text:span></text:p>
        </text:list-item>
        <text:list-item>
          <text:p text:style-name="P55">Передача данных в компонент</text:p>
        </text:list-item>
        <text:list-item>
          <text:p text:style-name="P55">Связывание данных через событие (Event binding)</text:p>
        </text:list-item>
        <text:list-item>
          <text:p text:style-name="P55">Способы межкомпонентной коммуникации</text:p>
        </text:list-item>
        <text:list-item>
          <text:p text:style-name="P56"><text:span text:style-name="T2">Pipe из коробки</text:span></text:p>
        </text:list-item>
        <text:list-item>
          <text:p text:style-name="P55">Реализация паттерна внедрения зависимостей</text:p>
        </text:list-item>
        <text:list-item>
          <text:p text:style-name="P55"><text:span text:style-name="T28">С</text:span>ервис-провайдер<text:span text:style-name="T28">ы</text:span> из коробки</text:p>
        </text:list-item>
        <text:list-item>
          <text:p text:style-name="P55">Способы создания провайдеров</text:p>
        </text:list-item>
        <text:list-item>
          <text:p text:style-name="P55">OpaqueToken и InjectionToken</text:p>
        </text:list-item>
        <text:list-item>
          <text:p text:style-name="P55">Мультипровайдеры</text:p>
        </text:list-item>
        <text:list-item>
          <text:p text:style-name="P55">Observer и Iterator паттерны</text:p>
        </text:list-item>
        <text:list-item>
          <text:p text:style-name="P55">Понимание Subject</text:p>
        </text:list-item>
        <text:list-item>
          <text:p text:style-name="P56"><text:span text:style-name="T2">Управление последовательностями</text:span></text:p>
        </text:list-item>
        <text:list-item>
          <text:p text:style-name="P55">API HTTP провайдера</text:p>
        </text:list-item>
        <text:list-item>
          <text:p text:style-name="P56"><text:span text:style-name="T2">Обработка ошибок и отмена запросов</text:span></text:p>
        </text:list-item>
        <text:list-item>
          <text:p text:style-name="P55">Модель формы и FormControl</text:p>
        </text:list-item>
        <text:list-item>
          <text:p text:style-name="P55">Простые(template-driven) и реактивные формы</text:p>
        </text:list-item>
        <text:list-item>
          <text:p text:style-name="P55">Валидация данных</text:p>
        </text:list-item>
        <text:list-item>
          <text:p text:style-name="P56"><text:span text:style-name="T2">Асинхронный валидатор</text:span></text:p>
        </text:list-item>
        <text:list-item>
          <text:p text:style-name="P55">Определение состояний</text:p>
        </text:list-item>
        <text:list-item>
          <text:p text:style-name="P55">Вложенные состояния</text:p>
        </text:list-item>
        <text:list-item>
          <text:p text:style-name="P55"><text:soft-page-break/>Хуки роутера</text:p>
        </text:list-item>
        <text:list-item>
          <text:p text:style-name="P55">Авторизация и контроль доступа к состояниям</text:p>
        </text:list-item>
        <text:list-item>
          <text:p text:style-name="P55">Множественное предтавление</text:p>
        </text:list-item>
        <text:list-item>
          <text:p text:style-name="P55">Ленивая загрузка(lazy loading) и предзагрузка модулей</text:p>
        </text:list-item>
      </text:list>
      <text:p text:style-name="P59"/>
      <text:p text:style-name="P38"/>
      <text:p text:style-name="P38"/>
      <text:p text:style-name="P57">Workflow</text:p>
      <text:list xml:id="list7103424627177603110" text:style-name="L15">
        <text:list-item>
          <text:p text:style-name="P27"><text:span text:style-name="T30">Р</text:span><text:span text:style-name="T44">едактор кода: Sublime text, Atom, Brackets, WebStorm, Visual </text:span><text:span text:style-name="T31">Code, </text:span><text:span text:style-name="T44">etc</text:span><text:span text:style-name="T31">.</text:span></text:p>
        </text:list-item>
        <text:list-item>
          <text:p text:style-name="P14">Инструменты разработчика<text:span text:style-name="T26">(Chrome, FF, IE, Safari)</text:span></text:p>
        </text:list-item>
        <text:list-item>
          <text:p text:style-name="P14">Системы контроля версий<text:span text:style-name="T26">(Git/Svn)</text:span></text:p>
        </text:list-item>
        <text:list-item>
          <text:p text:style-name="P14">Владение графичискими редакторами <text:span text:style-name="T26">PhotoShop, </text:span><text:span text:style-name="T15">Inkscape, Invision, etc</text:span></text:p>
        </text:list-item>
        <text:list-item>
          <text:p text:style-name="P14">Сборщики проектов <text:span text:style-name="T26">Gulp/Webpack</text:span></text:p>
        </text:list-item>
        <text:list-item>
          <text:p text:style-name="P14"><text:bookmark text:name="docs-internal-guid-28e9e0f3-c74e-5bec-3cfb-5708704af0261"/><text:span text:style-name="T15">Менеджеры пакетов(Bower, Npm, Yarn)</text:span></text:p>
        </text:list-item>
        <text:list-item>
          <text:p text:style-name="P14"><text:span text:style-name="T15">Babel</text:span></text:p>
        </text:list-item>
      </text:list>
      <text:p text:style-name="P20"/>
      <text:p text:style-name="P26"><text:span text:style-name="T43"/></text:p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BlinkMacSystemFont" svg:font-family="BlinkMacSystemFont, apple-system, 'Segoe UI', Roboto, Helvetica, Arial, sans-serif"/>
    <style:font-face style:name="Georgia" svg:font-family="Georgia, 'Times New Roman', serif"/>
    <style:font-face style:name="OpenSymbol" svg:font-family="OpenSymbol"/>
    <style:font-face style:name="Roboto" svg:font-family="Roboto, Helvetica, Arial, sans-serif"/>
    <style:font-face style:name="Tahoma1" svg:font-family="Tahoma"/>
    <style:font-face style:name="Verdana" svg:font-family="Verdana, Arial, Helvetica, sans-serif"/>
    <style:font-face style:name="arial" svg:font-family="arial, sans-serif"/>
    <style:font-face style:name="system" svg:font-family="system, apple-system, BlinkMacSystemFont, .SFNSDisplay-Regular, Roboto, sans-serif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5H12M43S</meta:editing-duration>
    <meta:editing-cycles>7</meta:editing-cycles>
    <meta:generator>OpenOffice/4.1.1$Win32 OpenOffice.org_project/411m6$Build-9775</meta:generator>
    <dc:date>2017-08-10T17:34:14.78</dc:date>
    <meta:document-statistic meta:table-count="0" meta:image-count="0" meta:object-count="0" meta:page-count="9" meta:paragraph-count="154" meta:word-count="777" meta:character-count="5586"/>
    <meta:user-defined meta:name="Info 1"/>
    <meta:user-defined meta:name="Info 2"/>
    <meta:user-defined meta:name="Info 3"/>
    <meta:user-defined meta:name="Info 4"/>
  </office:meta>
</office:document-meta>
</file>